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5aa1" officeooo:paragraph-rsid="000e5aa1"/>
    </style:style>
    <style:style style:name="P2" style:family="paragraph" style:parent-style-name="Standard">
      <style:text-properties fo:font-weight="bold" officeooo:rsid="000dce58" officeooo:paragraph-rsid="000dce58" style:font-weight-asian="bold" style:font-weight-complex="bold"/>
    </style:style>
    <style:style style:name="P3" style:family="paragraph" style:parent-style-name="Standard">
      <style:text-properties fo:font-weight="bold" officeooo:rsid="000e5aa1" officeooo:paragraph-rsid="000e5aa1" style:font-weight-asian="bold" style:font-weight-complex="bold"/>
    </style:style>
    <style:style style:name="P4" style:family="paragraph" style:parent-style-name="Standard">
      <style:text-properties fo:font-weight="bold" officeooo:rsid="002a6808" officeooo:paragraph-rsid="002a6808" style:font-weight-asian="bold" style:font-weight-complex="bold"/>
    </style:style>
    <style:style style:name="P5" style:family="paragraph" style:parent-style-name="Standard">
      <style:text-properties fo:font-weight="bold" officeooo:rsid="002be20e" officeooo:paragraph-rsid="002be20e" style:font-weight-asian="bold" style:font-weight-complex="bold"/>
    </style:style>
    <style:style style:name="P6" style:family="paragraph" style:parent-style-name="Standard">
      <style:text-properties fo:font-weight="bold" officeooo:rsid="00309c3f" officeooo:paragraph-rsid="0031d3a0" style:font-weight-asian="bold" style:font-weight-complex="bold"/>
    </style:style>
    <style:style style:name="P7" style:family="paragraph" style:parent-style-name="Standard">
      <style:text-properties fo:font-weight="bold" officeooo:rsid="0033bb01" officeooo:paragraph-rsid="00351054" style:font-weight-asian="bold" style:font-weight-complex="bold"/>
    </style:style>
    <style:style style:name="P8" style:family="paragraph" style:parent-style-name="Standard">
      <style:text-properties fo:font-weight="bold" officeooo:rsid="0033bb01" officeooo:paragraph-rsid="00377b59" style:font-weight-asian="bold" style:font-weight-complex="bold"/>
    </style:style>
    <style:style style:name="P9" style:family="paragraph" style:parent-style-name="Standard">
      <style:text-properties fo:font-weight="bold" officeooo:rsid="003a4f25" officeooo:paragraph-rsid="003a4f25" style:font-weight-asian="bold" style:font-weight-complex="bold"/>
    </style:style>
    <style:style style:name="P10" style:family="paragraph" style:parent-style-name="Standard">
      <style:text-properties fo:font-weight="bold" officeooo:rsid="003bca8a" officeooo:paragraph-rsid="003bca8a"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0419f" officeooo:paragraph-rsid="0010419f"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0a110" officeooo:paragraph-rsid="0020a110" style:font-weight-asian="bold" style:font-weight-complex="bold"/>
    </style:style>
    <style:style style:name="P13" style:family="paragraph" style:parent-style-name="Standard">
      <style:text-properties officeooo:rsid="00115b4c" officeooo:paragraph-rsid="0011c472"/>
    </style:style>
    <style:style style:name="P14" style:family="paragraph" style:parent-style-name="Standard">
      <style:text-properties officeooo:rsid="00129f5b" officeooo:paragraph-rsid="00129f5b"/>
    </style:style>
    <style:style style:name="P15" style:family="paragraph" style:parent-style-name="Standard">
      <style:text-properties officeooo:rsid="00153f1e" officeooo:paragraph-rsid="00153f1e"/>
    </style:style>
    <style:style style:name="P16" style:family="paragraph" style:parent-style-name="Standard" style:list-style-name="L1">
      <style:text-properties officeooo:rsid="00153f1e" officeooo:paragraph-rsid="00153f1e"/>
    </style:style>
    <style:style style:name="P17" style:family="paragraph" style:parent-style-name="Standard" style:list-style-name="L1">
      <style:text-properties officeooo:rsid="00170936" officeooo:paragraph-rsid="00170936"/>
    </style:style>
    <style:style style:name="P18" style:family="paragraph" style:parent-style-name="Standard" style:list-style-name="L1">
      <style:text-properties officeooo:rsid="0017fe03" officeooo:paragraph-rsid="0017fe03"/>
    </style:style>
    <style:style style:name="P19" style:family="paragraph" style:parent-style-name="Standard">
      <style:text-properties style:text-underline-style="none" fo:font-weight="normal" officeooo:rsid="00221cb4" officeooo:paragraph-rsid="00221cb4" style:font-weight-asian="normal" style:font-weight-complex="normal"/>
    </style:style>
    <style:style style:name="P20" style:family="paragraph" style:parent-style-name="Standard">
      <style:text-properties fo:font-weight="normal" officeooo:rsid="003bca8a" officeooo:paragraph-rsid="003c2206" style:font-weight-asian="normal" style:font-weight-complex="normal"/>
    </style:style>
    <style:style style:name="P21" style:family="paragraph" style:parent-style-name="Standard">
      <style:text-properties fo:font-weight="normal" officeooo:rsid="003e8305" officeooo:paragraph-rsid="003e8305" style:font-weight-asian="normal" style:font-weight-complex="normal"/>
    </style:style>
    <style:style style:name="T1" style:family="text">
      <style:text-properties officeooo:rsid="00168946"/>
    </style:style>
    <style:style style:name="T2" style:family="text">
      <style:text-properties officeooo:rsid="0017fe03"/>
    </style:style>
    <style:style style:name="T3" style:family="text">
      <style:text-properties officeooo:rsid="001b818f"/>
    </style:style>
    <style:style style:name="T4" style:family="text">
      <style:text-properties fo:font-weight="bold" officeooo:rsid="001b818f" style:font-weight-asian="bold" style:font-weight-complex="bold"/>
    </style:style>
    <style:style style:name="T5" style:family="text">
      <style:text-properties officeooo:rsid="001f2f6f"/>
    </style:style>
    <style:style style:name="T6" style:family="text">
      <style:text-properties style:text-underline-style="none"/>
    </style:style>
    <style:style style:name="T7" style:family="text">
      <style:text-properties officeooo:rsid="00245021"/>
    </style:style>
    <style:style style:name="T8" style:family="text">
      <style:text-properties officeooo:rsid="002f805d"/>
    </style:style>
    <style:style style:name="T9" style:family="text">
      <style:text-properties fo:font-weight="normal" style:font-weight-asian="normal" style:font-weight-complex="normal"/>
    </style:style>
    <style:style style:name="T10" style:family="text">
      <style:text-properties fo:font-weight="normal" officeooo:rsid="0031c945" style:font-weight-asian="normal" style:font-weight-complex="normal"/>
    </style:style>
    <style:style style:name="T11" style:family="text">
      <style:text-properties fo:font-weight="normal" officeooo:rsid="0031d3a0" style:font-weight-asian="normal" style:font-weight-complex="normal"/>
    </style:style>
    <style:style style:name="T12" style:family="text">
      <style:text-properties fo:font-weight="normal" officeooo:rsid="00090a69" style:font-weight-asian="normal" style:font-weight-complex="normal"/>
    </style:style>
    <style:style style:name="T13" style:family="text">
      <style:text-properties fo:font-weight="normal" officeooo:rsid="000a34e7" style:font-weight-asian="normal" style:font-weight-complex="normal"/>
    </style:style>
    <style:style style:name="T14" style:family="text">
      <style:text-properties fo:font-weight="normal" officeooo:rsid="0036ee24" style:font-weight-asian="normal" style:font-weight-complex="normal"/>
    </style:style>
    <style:style style:name="T15" style:family="text">
      <style:text-properties fo:font-weight="normal" officeooo:rsid="0037fb80"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1d3a0" style:font-style-asian="italic" style:font-weight-asian="normal" style:font-style-complex="italic" style:font-weight-complex="normal"/>
    </style:style>
    <style:style style:name="T18" style:family="text">
      <style:text-properties fo:font-style="italic" fo:font-weight="normal" officeooo:rsid="000a34e7" style:font-style-asian="italic" style:font-weight-asian="normal" style:font-style-complex="italic" style:font-weight-complex="normal"/>
    </style:style>
    <style:style style:name="T19" style:family="text">
      <style:text-properties fo:font-style="italic" fo:font-weight="normal" officeooo:rsid="0036ee24" style:font-style-asian="italic" style:font-weight-asian="normal" style:font-style-complex="italic" style:font-weight-complex="normal"/>
    </style:style>
    <style:style style:name="T20" style:family="text">
      <style:text-properties officeooo:rsid="00351054"/>
    </style:style>
    <style:style style:name="T21" style:family="text">
      <style:text-properties officeooo:rsid="003c2206"/>
    </style:style>
    <style:style style:name="T22" style:family="text">
      <style:text-properties officeooo:rsid="003f8c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text:span text:style-name="T8">background</text:span></text:p>
      <text:p text:style-name="P6">Smoothing filter<text:span text:style-name="T20">s</text:span>:<text:span text:style-name="T9"> are used for blurring and noise reduction. </text:span><text:span text:style-name="T10">This technique is used in preprocessing steps, such as remove some small object unexpected from input image, or bridging of small gaps in lines. </text:span><text:span text:style-name="T11">Noise reduction can be done by blurring with a linear filter or order-statistics filter.</text:span></text:p>
      <text:p text:style-name="P7"><text:span text:style-name="T17">L</text:span><text:span text:style-name="T16">inear filter</text:span><text:span text:style-name="T9">: </text:span><text:span text:style-name="T12">The idea behind this filter is replacing the value of every pixel in the image by the average of the gray levels in the neighborhood defined by the filter mask. By this work, this filter sometime are called averaging filter. The result of this process is an image with reduced the sharp edges in gray level, it also reduce the noise because the noise is typically and random in the image. The mask is a matrix </text:span><text:span text:style-name="T13">useful for blurring, sharpening, or edge-detection,.... The output image is accomplished by convoluting between a mask and an image.</text:span></text:p>
      <text:p text:style-name="P8"><text:span text:style-name="T18">Or</text:span><text:span text:style-name="T19">der-Statistics filter:</text:span><text:span text:style-name="T14"> </text:span><text:span text:style-name="T13">By ordering the pixels in the image and then replacing the value of the center pixel with the value determined by the ranking result. This is the idea of </text:span><text:span text:style-name="T15">t</text:span><text:span text:style-name="T13">he median filter is the best example used this technique.</text:span></text:p>
      <text:p text:style-name="P5"/>
      <text:p text:style-name="P9">Preprocessing Image</text:p>
      <text:p text:style-name="P10">Problem</text:p>
      <text:p text:style-name="P21">The propriety of an algorithm or a program <text:span text:style-name="T22">often based on a good input set. To obtain the good result in applying the automatic classification methods. In this step, we must pre-process the input images. With the input images contains the insect and an unexpected object, specifically yellow grid, we need remove the yellow grid to have only insect and just keep the insect.</text:span></text:p>
      <text:p text:style-name="P20"/>
      <text:p text:style-name="P4">The article</text:p>
      <text:p text:style-name="P2">What is the landmark ?</text:p>
      <text:p text:style-name="P13">Landmark is a point in a object which correspondence between the populations of the object. Examples, the ridges in a triangle are the landmarks, or the tip of the nose, or the outer corner of the <text:s/>left eye on the human face.</text:p>
      <text:p text:style-name="P13"><text:s/></text:p>
      <text:p text:style-name="P2">Why do we need indicate the landmarks ?</text:p>
      <text:p text:style-name="P14">The framework analysis by landmark is increasingly used in may biological and medical application. ???</text:p>
      <text:p text:style-name="P14"/>
      <text:p text:style-name="P3">Show some technique to extract the landmark before ?</text:p>
      <text:p text:style-name="P1"/>
      <text:p text:style-name="P1">What is this technique ?</text:p>
      <text:p text:style-name="P15">To obtained the landmark from the input image, the technique is constructed from four steps:</text:p>
      <text:list xml:id="list8437202843521433177" text:style-name="L1">
        <text:list-item>
          <text:p text:style-name="P16">Detecting the structure of the <text:span text:style-name="T1">part (which we want to extract the landmarks from this) on insect: using the noise characteristics of the image with an approximation using a difference of Gaussian (DoG) filter.</text:span></text:p>
        </text:list-item>
        <text:list-item>
          <text:p text:style-name="P17">Recording the general structure: <text:span text:style-name="T3">approximated by line segments and the geometric relationships between them. The value was encoded in PGHs. Shape correspondence in this step is determined by comparing and matching the pairwise histogram of </text:span><text:span text:style-name="T4">the scene and model data</text:span><text:span text:style-name="T3">.</text:span></text:p>
        </text:list-item>
        <text:list-item>
          <text:p text:style-name="P17">Global estimation of the pose (position, orientation, scale of im<text:span text:style-name="T2">a</text:span>ge): <text:span text:style-name="T5">determine the hypothesised landmark location</text:span></text:p>
        </text:list-item>
        <text:list-item>
          <text:p text:style-name="P18">Sub-pixel estimation to check the result with a approximation: <text:span text:style-name="T5">using template-matching, correlating a small region around the Hough estimated landmark location.</text:span></text:p>
        </text:list-item>
      </text:list>
      <text:p text:style-name="P11">Detail of each technique:</text:p>
      <text:p text:style-name="P12">Preprocessing: </text:p>
      <text:p text:style-name="P19">Before going technique to extract <text:s/>the landmarks in image, it is important to preprocess the image with an appropriate technique.(After remove yellow gird) In this case, we use the DoG filter to decrease the noise of the images. Besides, it also eliminate unwanted high-frequency image <text:soft-page-break/>structure, such as the bristles. <text:span text:style-name="T7">After finished, we apply the thresholding to eliminate the noises which can not finished in the previous step (Gaussian filter) with an error propagation (the thresholding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09:13:56.945217192</meta:creation-date>
    <dc:date>2015-07-22T17:12:00.847939497</dc:date>
    <meta:editing-duration>PT7H47M38S</meta:editing-duration>
    <meta:editing-cycles>47</meta:editing-cycles>
    <meta:generator>LibreOffice/4.2.8.2$Linux_X86_64 LibreOffice_project/420m0$Build-2</meta:generator>
    <meta:document-statistic meta:table-count="0" meta:image-count="0" meta:object-count="0" meta:page-count="2" meta:paragraph-count="23" meta:word-count="551" meta:character-count="3362" meta:non-whitespace-character-count="2833"/>
  </office:meta>
</office:document-meta>
</file>